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4.3173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en" style:country-asian="US" style:font-style-asian="normal" style:font-weight-asian="normal" style:font-name-complex="Courier New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T1" style:family="text">
      <style:text-properties fo:color="#000000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2">
          <table:table-cell table:style-name="ce13" office:value-type="string">
            <text:p><text:span text:style-name="T1">verifyDimensionsOfImageBeingPostedOnCommunityTab</text:span>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0">01/20/2017</text:date>, <text:time>12:00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10S</meta:editing-duration>
    <meta:editing-cycles>10</meta:editing-cycles>
    <meta:generator>OpenOffice/4.1.2$Win32 OpenOffice.org_project/412m3$Build-9782</meta:generator>
    <dc:date>2017-01-20T12:00:26.99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